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CMOS <text:s/>è un tipo di tecnologia utilizzata in elettronica digitale per la progettazione di circuiti integrati, alla cui base sta l'uso dell'invertitore a transistor MOSFET.</text:p>
      <text:p text:style-name="P1">Si tratta di una struttura circuitale costituita dalla serie di una rete di "Pull-Up" ed una di "Pull-Down": la prima s'incarica di replicare correttamente il livello logico alto LL1 mentre alla seconda è destinata la gestione del livello logico basso LL0.</text:p>
      <text:p text:style-name="P1"/>
      <text:p text:style-name="P1">Tale topologia circuitale e produttiva fu inventata da Frank Wanlass e Chih-Tang Sah nel 1963 e la prima famiglia strutturata successiva alle produzioni paraprototipali fu la Serie 4000 lanciata dalla RCA nel 1968 e presto divenuta standard.</text:p>
      <text:p text:style-name="P1"/>
      <text:p text:style-name="P1">La rete di Pull-Up è costituita da MOSFET a canale P, che si "accendono" solo se la tensione presente sul gate (misurata rispetto al source) è minore della tensione di soglia. Inversamente la rete di Pull-Down è costituita da MOSFET a canale N che si accendono solo se la tensione presente sul gate (misurata rispetto al source) è maggiore della tensione di soglia.</text:p>
      <text:p text:style-name="P1"/>
      <text:p text:style-name="P1">Per comprendere come sia strutturata la tecnologia CMOS può risultare utile osservare una porta logica NOT realizzata con tecnologia CMOS. Si può notare come, nell'eventualità che il segnale d'ingresso sia a LL1, sia il solo N-MOS ad attivarsi portando l'uscita a LL0. Inversamente, con l'ingresso a LL0, è il solo P-MOS ad attivarsi portando l'uscita a LL1. Particolarità di questa porta logica è di avere una dinamica logica d'uscita piena, cioè pari alla massima tensione applicata, Vcc; inoltre né la rete di pull-up né la rete di pull-down soffre di effetto body. La componentistica realizzata in questa tecnologia è caratterizzata da un consumo di corrente estremamente basso.</text:p>
      <text:p text:style-name="P1">Uno dei principali vantaggi della logica CMOS è di avere una potenza statica dissipata idealmente nulla: questa caratteristica è dovuta alla complementarità del pull-down (n-Mos) e del pull-up (p-Mos); ossia, quando è acceso il pull-up, è spento il pull-down, e viceversa. In realtà ci sono piccole correnti di perdita (per caricare/scaricare le capacità parassite, la corrente di cortocircuito durante la commutazione di stato, per perdite alle giunzioni e per le correnti di sottosoglia), trascurabili se il numero dei MOS è relativamente piccolo, ma che può diventare particolarmente sentito, in particolare le correnti di sottosoglia sono responsabili di circa la metà della dissipazione di potenza nelle attuali realizzazioni VLSI.</text:p>
      <text:p text:style-name="P1">Dimensionando opportunamente i due MOS (simmetrici dal punto di vista funzionale) è possibile avere una curva caratteristica simmetrica, soluzione ottima per avere il margine di immunità ai disturbi il più elevato possibile. Il tratto di caratteristica ad alto guadagno è indipendente dal rapporto tra i fattori di forma dei due MOS (ratioless).</text:p>
      <text:p text:style-name="P1"/>
      <text:p text:style-name="P1">Gli elementi base per costruire qualsiasi circuito digitale sono:</text:p>
      <text:p text:style-name="P1"/>
      <text:p text:style-name="P1">NAND: realizzato con pull-up costituito da due p-Mos in parallelo e pull-down da due n-Mos in serie</text:p>
      <text:p text:style-name="P1">NOR: realizzato con pull-up costituito da due p-Mos in serie e pull-down da due n-Mos in parallelo</text:p>
      <text:p text:style-name="P1">Ogni funzione logica binaria può essere espressa in termini di questi due operatori.</text:p>
      <text:p text:style-name="P1"/>
      <text:p text:style-name="P1">Originariamente i CMOS hanno una struttura del tipo FSI (front side illumination), dove lo strato di silicio (fotosensori) è posto in fondo, mentre con la disposizione BSI (backside illumination) dato che lo strato di silicio è posto sopra gli strati metallici (servono al fotodiodo per convertire i fotoni della luce in elettroni, quindi in segnali elettrici), il che permette una maggiore sensibilità alla luce e per via della disposizione anche una <text:soft-page-break/>maggiore fedeltà al colore (minori contaminazioni dei pixel adiacenti) e possibilità di adoperare ottiche più compatte.</text:p>
      <text:p text:style-name="P1"/>
      <text:p text:style-name="P1">L'alimentatore accende l'hardware</text:p>
      <text:p text:style-name="P1">Quando premi il pulsante di accensione il primo componente che entra in funzione è l'alimentatore. È quella scatoletta a forma di cubo o parallelepipedo direttamente collegata al cavo di alimentazione del PC e da cui partono, a loro volta, altri cavi di diverso colore che si connettono alla scheda madre. Proprio la scheda madre è il primo vero componente elettronico ad accendersi e a distribuire la tensione elettrica a tutti gli altri componenti: CPU, RAM, scheda video, hard disk o disco SSD etc etc. Quando tutti i componenti elettronici ricevono l'alimentazione elettrica erogata dall'alimentatore tramite la scheda madre, allora comincia il bello.</text:p>
      <text:p text:style-name="P1"/>
      <text:p text:style-name="P1">La CPU carica il BIOS o la UEFI</text:p>
      <text:p text:style-name="P1">Appena riceve corrente elettrica la CPU si sveglia e si inizializza e manda il primo segnale al software necessario per gestire l'avvio del PC. Tale software è contenuto in un piccolo chip chiamato UEFI (Unified Extensible Firmware Interface). Se il tuo PC non è più giovanissimo, al posto della UEFI, potrebbe avere un BIOS (Basic Input/Output System). In linea di massima il compito di UEFI e BIOS è lo stesso: riconoscere e inizializzare il resto dell'hardware di un computer.</text:p>
      <text:p text:style-name="P1"/>
      <text:p text:style-name="P1">I semiconduttori, nella scienza e tecnologia dei materiali, sono materiali, appartenenti alla categoria dei semimetalli, che possono assumere una resistività superiore a quella dei conduttori e inferiore a quella degli isolanti; la resistività dipende in modo diretto dalla temperatura.Sono esempi di semiconduttori il silicio, il germanio, l'arseniuro di gallio.</text:p>
      <text:p text:style-name="P1"/>
      <text:p text:style-name="P1">Essi sono alla base di tutti i principali dispositivi elettronici e microelettronici a stato solido quali transistor, diodi e diodi ad emissione luminosa (LED). La fisica dei semiconduttori è la branca della fisica dello stato solido che studia le proprietà elettriche dei semiconduttori. In Italia è stata fondata negli anni sessanta da Pietrino Manca, Franco Bassani e altri.</text:p>
      <text:p text:style-name="P1"/>
      <text:p text:style-name="P1">Le proprietà di tali materiali diventano interessanti se vengono opportunamente drogati con impurità. Le loro caratteristiche quali resistenza, mobilità, concentrazione dei portatori di carica sono importanti per determinare il campo di utilizzo. La risposta di un semiconduttore a una forzante dipende dalle sue caratteristiche intrinseche e da alcune variabili esterne come ad esempio la temperatur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17T06:22:41.377000000</meta:creation-date>
    <dc:date>2022-10-17T06:45:17.137000000</dc:date>
    <meta:editing-duration>PT2M15S</meta:editing-duration>
    <meta:editing-cycles>1</meta:editing-cycles>
    <meta:document-statistic meta:table-count="0" meta:image-count="0" meta:object-count="0" meta:page-count="2" meta:paragraph-count="19" meta:word-count="931" meta:character-count="6055" meta:non-whitespace-character-count="5142"/>
    <meta:generator>LibreOffice/6.4.6.2$Windows_X86_64 LibreOffice_project/0ce51a4fd21bff07a5c061082cc82c5ed232f115</meta:generator>
  </office:meta>
</office:document-meta>
</file>